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000000" draw:fill="solid" draw:fill-color="#ff950e" draw:opacity="100%" draw:textarea-horizontal-align="center" draw:textarea-vertical-align="middle" draw:auto-grow-height="false" fo:min-height="1.02cm" fo:min-width="2.548cm" draw:shadow-opacity="20%"/>
      <style:paragraph-properties style:writing-mode="lr-tb"/>
    </style:style>
    <style:style style:name="gr2" style:family="graphic" style:parent-style-name="objectwithoutfill">
      <style:graphic-properties draw:marker-start="Arrowheads_20_2" draw:marker-end="Arrowheads_20_2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svg:stroke-color="#000000" draw:fill="solid" draw:fill-color="#33cc66" draw:opacity="100%" draw:textarea-horizontal-align="center" draw:textarea-vertical-align="middle" draw:auto-grow-height="false" fo:min-height="1.02cm" fo:min-width="2.548cm" draw:shadow-opacity="20%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950e" draw:opacity="100%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3cc66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3.54cm" svg:y="8.874cm">
          <text:p text:style-name="P1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5.826cm" svg:y="6.334cm">
          <text:p text:style-name="P1"><text:span text:style-name="T1">pro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5.064cm" svg:y1="8.874cm" svg:x2="7.35cm" svg:y2="7.604cm" draw:start-shape="id1" draw:start-glue-point="0" draw:end-shape="id2" svg:d="M5064 8874c0-952 2286-318 2286-1270" svg:viewBox="0 0 2287 1271">
          <text:p/>
        </draw:connector>
        <draw:custom-shape draw:style-name="gr3" draw:text-style-name="P4" xml:id="id3" draw:id="id3" draw:layer="layout" svg:width="3.048cm" svg:height="1.27cm" svg:x="8.366cm" svg:y="4.048cm">
          <text:p text:style-name="P1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3.048cm" svg:height="1.27cm" svg:x="10.906cm" svg:y="6.334cm">
          <text:p text:style-name="P1"><text:span text:style-name="T1">depre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048cm" svg:height="1.27cm" svg:x="13.192cm" svg:y="8.874cm">
          <text:p text:style-name="P1"><text:span text:style-name="T1">arch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7.35cm" svg:y1="6.334cm" svg:x2="8.366cm" svg:y2="4.683cm" draw:start-shape="id2" draw:start-glue-point="0" draw:end-shape="id3" draw:end-glue-point="3" svg:d="M7350 6334c0-1101 338-1651 1016-1651" svg:viewBox="0 0 1017 1652">
          <text:p/>
        </draw:connector>
        <draw:connector draw:style-name="gr2" draw:text-style-name="P3" draw:layer="layout" draw:type="curve" svg:x1="11.414cm" svg:y1="4.683cm" svg:x2="12.43cm" svg:y2="6.334cm" draw:start-shape="id3" draw:start-glue-point="1" draw:end-shape="id4" draw:end-glue-point="0" svg:d="M11414 4683c678 0 1016 550 1016 1651" svg:viewBox="0 0 1017 1652">
          <text:p/>
        </draw:connector>
        <draw:connector draw:style-name="gr2" draw:text-style-name="P3" draw:layer="layout" draw:type="curve" svg:x1="12.43cm" svg:y1="7.604cm" svg:x2="14.716cm" svg:y2="8.874cm" draw:start-shape="id4" draw:start-glue-point="2" draw:end-shape="id5" draw:end-glue-point="0" svg:d="M12430 7604c0 952 2286 318 2286 1270" svg:viewBox="0 0 2287 1271">
          <text:p/>
        </draw:connector>
        <draw:custom-shape draw:style-name="gr1" draw:text-style-name="P2" xml:id="id6" draw:id="id6" draw:layer="layout" svg:width="3.048cm" svg:height="1.27cm" svg:x="8.366cm" svg:y="8.874cm">
          <text:p text:style-name="P1"><text:span text:style-name="T1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6.588cm" svg:y1="9.509cm" svg:x2="8.366cm" svg:y2="9.509cm" draw:start-shape="id1" draw:start-glue-point="1" draw:end-shape="id6" draw:end-glue-point="3" svg:d="M6588 9509h1778" svg:viewBox="0 0 1779 1">
          <text:p/>
        </draw:connector>
        <draw:connector draw:style-name="gr2" draw:text-style-name="P3" draw:layer="layout" draw:type="curve" svg:x1="8.874cm" svg:y1="6.969cm" svg:x2="9.89cm" svg:y2="8.874cm" draw:start-shape="id2" draw:start-glue-point="1" draw:end-shape="id6" draw:end-glue-point="0" svg:d="M8874 6969c678 0 1016 635 1016 1905" svg:viewBox="0 0 1017 1906">
          <text:p/>
        </draw:connector>
        <draw:connector draw:style-name="gr2" draw:text-style-name="P3" draw:layer="layout" draw:type="curve" svg:x1="9.89cm" svg:y1="5.318cm" svg:x2="9.89cm" svg:y2="8.874cm" draw:start-shape="id3" draw:start-glue-point="2" draw:end-shape="id6" draw:end-glue-point="0" svg:d="M9890 5318v3556" svg:viewBox="0 0 1 3557">
          <text:p/>
        </draw:connector>
        <draw:connector draw:style-name="gr2" draw:text-style-name="P3" draw:layer="layout" draw:type="curve" svg:x1="10.906cm" svg:y1="6.969cm" svg:x2="9.89cm" svg:y2="8.874cm" draw:start-shape="id4" draw:start-glue-point="3" draw:end-shape="id6" draw:end-glue-point="0" svg:d="M10906 6969c-678 0-1016 635-1016 1905" svg:viewBox="0 0 1017 1906">
          <text:p/>
        </draw:connector>
        <draw:connector draw:style-name="gr2" draw:text-style-name="P3" draw:layer="layout" draw:type="curve" svg:x1="13.192cm" svg:y1="9.509cm" svg:x2="11.414cm" svg:y2="9.509cm" draw:start-shape="id5" draw:end-shape="id6" draw:end-glue-point="1" svg:d="M13192 9509h-1778" svg:viewBox="0 0 1779 1">
          <text:p/>
        </draw:connector>
        <draw:custom-shape draw:style-name="gr1" draw:text-style-name="P2" xml:id="id7" draw:id="id7" draw:layer="layout" svg:width="3.048cm" svg:height="1.27cm" svg:x="8.366cm" svg:y="1.254cm">
          <text:p text:style-name="P1"><text:span text:style-name="T1">suspen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9.89cm" svg:y1="2.524cm" svg:x2="9.89cm" svg:y2="4.048cm" draw:start-shape="id7" draw:start-glue-point="2" draw:end-shape="id3" draw:end-glue-point="0" svg:d="M9890 2524v1524" svg:viewBox="0 0 1 15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dovan Semančík</meta:initial-creator>
    <meta:creation-date>2011-09-26T17:04:13</meta:creation-date>
    <dc:date>2024-08-19T14:59:26.337104805</dc:date>
    <meta:editing-duration>P1DT8H58M12S</meta:editing-duration>
    <meta:editing-cycles>88</meta:editing-cycles>
    <meta:generator>LibreOffice/7.3.7.2$Linux_X86_64 LibreOffice_project/30$Build-2</meta:generator>
    <meta:document-statistic meta:object-count="17"/>
  </office:meta>
</office:document-meta>
</file>